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DB000001F6C88813975.svm"/>
  <manifest:file-entry manifest:media-type="" manifest:full-path="Pictures/2000000700003183000025A0A9121BE1.svm"/>
  <manifest:file-entry manifest:media-type="" manifest:full-path="Pictures/200000070000322100001FBC33DD86EE.svm"/>
  <manifest:file-entry manifest:media-type="" manifest:full-path="Pictures/20000007000031B70000242D10D278EF.svm"/>
  <manifest:file-entry manifest:media-type="" manifest:full-path="Pictures/20000007000038A4000025BA256AB8A8.svm"/>
  <manifest:file-entry manifest:media-type="" manifest:full-path="Pictures/2000000700003BF300001ECEFC9D1097.svm"/>
  <manifest:file-entry manifest:media-type="" manifest:full-path="Pictures/2000000700003679000018308D598052.svm"/>
  <manifest:file-entry manifest:media-type="" manifest:full-path="Pictures/200000070000208F0000181638E4B65A.svm"/>
  <manifest:file-entry manifest:media-type="" manifest:full-path="Pictures/2000000700003CAC00001988F93A0D1A.svm"/>
  <manifest:file-entry manifest:media-type="" manifest:full-path="Pictures/2000000700003AEA000023C402850F06.svm"/>
  <manifest:file-entry manifest:media-type="" manifest:full-path="Pictures/20000007000036440000281B49ECB41D.svm"/>
  <manifest:file-entry manifest:media-type="" manifest:full-path="Pictures/200000070000253600001C539841BFA4.svm"/>
  <manifest:file-entry manifest:media-type="" manifest:full-path="Pictures/2000000700004364000012EBA39F42AF.svm"/>
  <manifest:file-entry manifest:media-type="" manifest:full-path="Pictures/20000007000021E7000017FB268D0096.svm"/>
  <manifest:file-entry manifest:media-type="" manifest:full-path="Pictures/20000007000019BD00001A5C65B635C0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Franklin Gothic Medium" svg:font-family="'Franklin Gothic Medium', 'Franklin Gothic Medium'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4, module 7: The Search for Exoplanets</text:p>
      <text:p text:style-name="Standard"/>
      <text:p text:style-name="P3">7.1 Methods</text:p>
      <text:p text:style-name="P6">&gt; exoplanets are extrasolar planets – planets beyond our Solar System</text:p>
      <text:p text:style-name="Standard">&gt; early exoplanet speculations </text:p>
      <text:p text:style-name="Standard"><text:tab/>→ this issue has attracted attention for a long time</text:p>
      <text:p text:style-name="Standard"><text:tab/>→ “In space there are countless constellations, suns and planets; we see only the suns <text:tab/><text:tab/><text:tab/>because they give light; the planets remain invisible, for they are small and dark. <text:tab/><text:tab/><text:tab/>There are also numberless earths circling around their suns…” G. Bruno, 1584, <text:span text:style-name="T1">On <text:tab/><text:tab/>the Infinite Universe and Worlds</text:span></text:p>
      <text:p text:style-name="Standard"><text:span text:style-name="T1">&gt; </text:span><text:span text:style-name="T2">t</text:span>he search for exoplanets </text:p>
      <text:p text:style-name="Standard"><text:tab/>→ became an empirical science in the late 20<text:span text:style-name="T3">th</text:span> century</text:p>
      <text:p text:style-name="Standard"><text:tab/>→ on 21 April 1992, radio astronomers Aleksander Wolszczan and Dale Frail announced <text:tab/><text:tab/>the discovery of two planets orbiting the pulsar PSR 1257+12 </text:p>
      <text:p text:style-name="Standard"><text:tab/>→ on 6 October 1995, Michel Mayor and Didier Queloz of the University of Geneva <text:tab/><text:tab/><text:tab/>announced the first definitive detection of an exoplanet (Bellerophon) orbiting a <text:tab/><text:tab/><text:tab/>main sequence star, the nearby G-type star 51 Pegasi </text:p>
      <text:p text:style-name="Standard"><text:tab/><text:tab/><text:a xlink:type="simple" xlink:href="http://en.wikipedia.org/wiki/Bellerophon_%28planet%29#Discovery">http://en.wikipedia.org/wiki/Bellerophon_%28planet%29#Discovery</text:a></text:p>
      <text:p text:style-name="Standard"><text:tab/>→ these discoveries issued in the search for exoplanets, many of which are now known &amp; <text:tab/><text:tab/>more continue to be discovered</text:p>
      <text:p text:style-name="Standard">&gt; the search for a second Earth – astrobio's Holy Grail</text:p>
      <text:p text:style-name="Standard"><text:tab/>→ life &amp; habitable conditions</text:p>
      <text:p text:style-name="Standard">&gt; search for planets orbiting other stars has focused on main sequence stars</text:p>
      <text:p text:style-name="Standard"><draw:frame draw:style-name="fr1" draw:name="graphics1" text:anchor-type="paragraph" svg:width="10.915cm" svg:height="7.863cm" draw:z-index="0"><draw:image xlink:href="Pictures/20000007000031B70000242D10D278EF.svm" xlink:type="simple" xlink:show="embed" xlink:actuate="onLoad"/></draw:frame><text:tab/>→ band in the center of the Hertzsprung-Russell diagram picks out these stars</text:p>
      <text:p text:style-name="Standard">&gt; methods for detection of planets – they're very faint compared to their parent stars, so they;re hard <text:tab/>to detect directly</text:p>
      <text:p text:style-name="Standard"><text:tab/>→ transit method</text:p>
      <text:p text:style-name="Standard"><text:tab/>→ astrometry</text:p>
      <text:p text:style-name="Standard"><text:tab/>→ Doppler shift (radial velocity) </text:p>
      <text:p text:style-name="Standard"><text:tab/>→ gravitational lensing</text:p>
      <text:p text:style-name="Standard">&gt; transit method – needs the planet to pass in front of its star during its orbit</text:p>
      <text:p text:style-name="Standard"><draw:frame draw:style-name="fr2" draw:name="graphics2" text:anchor-type="paragraph" svg:x="-0.111cm" svg:y="0.543cm" svg:width="12.832cm" svg:height="8.124cm" draw:z-index="13"><draw:image xlink:href="Pictures/200000070000322100001FBC33DD86EE.svm" xlink:type="simple" xlink:show="embed" xlink:actuate="onLoad"/></draw:frame><text:soft-page-break/></text:p>
      <text:p text:style-name="Standard"/>
      <text:p text:style-name="Standard"><draw:frame draw:style-name="fr3" draw:name="graphics14" text:anchor-type="paragraph" svg:width="14.499cm" svg:height="9.657cm" draw:z-index="12"><draw:image xlink:href="Pictures/20000007000038A4000025BA256AB8A8.svm" xlink:type="simple" xlink:show="embed" xlink:actuate="onLoad"/></draw:frame><text:tab/>→ the 'dip' in the light being given off shows that there's a planet there &amp; tells something <text:tab/><text:tab/>about that planet</text:p>
      <text:p text:style-name="Standard">&gt; another method is astrometry – movement of the star</text:p>
      <text:p text:style-name="Standard"><text:tab/>→ if a planet orbits a start, they circle around a common center of mass; not exactly in the <text:tab/><text:tab/>center of the star b/c of the planet's mass – the star wobbles slightly, detectably</text:p>
      <text:p text:style-name="Standard"><draw:frame draw:style-name="fr3" draw:name="graphics3" text:anchor-type="paragraph" svg:width="6.588cm" svg:height="6.749cm" draw:z-index="1"><draw:image xlink:href="Pictures/20000007000019BD00001A5C65B635C0.svm" xlink:type="simple" xlink:show="embed" xlink:actuate="onLoad"/></draw:frame><text:soft-page-break/><text:tab/>→ needs very high sensitivity, but telescopes can be constructed to find them</text:p>
      <text:p text:style-name="Standard">&gt; Doppler shift(radial velocity) is yet another method</text:p>
      <text:p text:style-name="Standard"><text:tab/>→ most commonly used method</text:p>
      <text:p text:style-name="Standard"><text:tab/>→ the same physical processes that produce the wobbling described in astrometry, above, <text:tab/><text:tab/>also cause a slight shift in the star's light wavelength (shift toward blue as it moves <text:tab/><text:tab/>toward the observer, and red as it moves away)</text:p>
      <text:p text:style-name="Standard"><text:tab/>→ has been used very effectively</text:p>
      <text:p text:style-name="Standard"><text:tab/>→ by mid-2011, over 500 stars detected</text:p>
      <text:p text:style-name="Standard">&gt; gravitational lensing is yet another method</text:p>
      <text:p text:style-name="Standard"><text:tab/>→ a start will distort the light from starts or galaxies behind it – gravitational influence on <text:tab/><text:tab/>the light passing around the planet</text:p>
      <text:p text:style-name="Standard"><text:tab/>→ this effect can be detected &amp; used to infer the presence of a planet</text:p>
      <text:p text:style-name="Standard"><text:tab/>→ very sensitive to planets with large distances from stars</text:p>
      <text:p text:style-name="Standard"><text:tab/>→ new method, but being used very effectively</text:p>
      <text:p text:style-name="P2"><draw:frame draw:style-name="fr3" draw:name="graphics4" text:anchor-type="paragraph" svg:width="13.945cm" svg:height="6.191cm" draw:z-index="2"><draw:image xlink:href="Pictures/2000000700003679000018308D598052.svm" xlink:type="simple" xlink:show="embed" xlink:actuate="onLoad"/></draw:frame><draw:frame draw:style-name="fr1" draw:name="graphics15" text:anchor-type="paragraph" svg:width="13.892cm" svg:height="10.268cm" draw:z-index="14"><draw:image xlink:href="Pictures/20000007000036440000281B49ECB41D.svm" xlink:type="simple" xlink:show="embed" xlink:actuate="onLoad"/></draw:frame></text:p>
      <text:p text:style-name="P2">What have we learned? </text:p>
      <text:p text:style-name="P2">&gt;&gt; There are different ways to find planets around other stars </text:p>
      <text:p text:style-name="P2"><text:soft-page-break/>&gt;&gt; Each method has some advantages and disadvantages. Together they allow us to search for a <text:s text:c="2"/><text:tab/>large number of planets around other stars </text:p>
      <text:p text:style-name="P2"/>
      <text:p text:style-name="P3">7.2 Types of Planets</text:p>
      <text:p text:style-name="Standard">&gt; types of exoplanets </text:p>
      <text:p text:style-name="Standard">&gt; <text:s/>hot Jupiters</text:p>
      <text:p text:style-name="Standard"><text:tab/>→ most planets detected early on were large planets like Jupiter, orbiting close to their stars </text:p>
      <text:p text:style-name="Standard"><text:tab/>→ large planets that rotate around their stars quickly, making them easier to discover </text:p>
      <text:p text:style-name="Standard"><text:tab/>→ first detected = Bellerophon – orbits 51 Pegasi, discovered in 1995 </text:p>
      <text:p text:style-name="Standard"><text:tab/>→ how did these giant planets get so close to their stars?</text:p>
      <text:p text:style-name="Standard"><text:tab/><text:tab/>&gt;&gt; might have migrated inwards from the outer reaches of the Solar System <text:tab/><text:tab/><text:tab/><text:tab/>where they first formed</text:p>
      <text:p text:style-name="Standard"><text:tab/><text:tab/>&gt;&gt; doesn't preclude the possibility that Earth-like planets could still be formed <text:tab/><text:tab/><text:tab/><text:tab/>further out in the star system </text:p>
      <text:p text:style-name="Standard"><text:tab/><text:tab/>&gt;&gt; hot Jupiters are not habitable – much too close to their stars</text:p>
      <text:p text:style-name="Standard">&gt; puffy planets </text:p>
      <text:p text:style-name="Standard"><text:tab/>→ Kepler 7b – half the mass of Jupiter, but 50% bigger</text:p>
      <text:p text:style-name="Standard"><text:tab/><text:tab/>&gt;&gt; orbits its star every 5 days <text:s/>– very close</text:p>
      <text:p text:style-name="Standard"><text:tab/><text:tab/>&gt;&gt; orbits a star near the end of its life in the constellation Lyra </text:p>
      <text:p text:style-name="Standard"><text:tab/><text:tab/>&gt;&gt; it has a density the same as polystyrene – composition unknown, probably <text:tab/><text:tab/><text:tab/><text:tab/>hydrogen &amp; helium, some other components </text:p>
      <text:p text:style-name="Standard">&gt; hot Neptunes </text:p>
      <text:p text:style-name="Standard"><text:tab/>→ planets that orbit close in to their star, but have a mass similar to that of Neptune or <text:tab/><text:tab/><text:tab/>Uranus </text:p>
      <text:p text:style-name="Standard"><text:tab/>→ first one – Gliese 436, discovered in 2004. </text:p>
      <text:p text:style-name="Standard"><text:tab/><text:tab/>&gt;&gt; orbits every 2 days and 15 hours </text:p>
      <text:p text:style-name="Standard"><text:tab/><text:tab/>&gt;&gt; thought to be made of ice, but doesn’t account for radius (not sure what this <text:tab/><text:tab/><text:tab/><text:tab/>means – maybe radius of its orbit?)</text:p>
      <text:p text:style-name="Standard"><text:tab/><text:tab/>&gt;&gt; could be a ‘super-Earth’ or have layers of hydrogen and helium that would <text:tab/><text:tab/><text:tab/><text:tab/>account for its density</text:p>
      <text:p text:style-name="Standard">&gt; carbon or diamond planets</text:p>
      <text:p text:style-name="Standard"><text:tab/>→ planets that form around stars rich in carbon </text:p>
      <text:p text:style-name="Standard"><text:tab/>→ could have layers of diamond, graphite and silicon carbide </text:p>
      <text:p text:style-name="Standard"><text:tab/>→ volcanoes might erupt diamonds and form mountains and canyons of diamonds </text:p>
      <text:p text:style-name="Standard"><text:tab/>→ first candidate discovered in 2011, the remains of a star found orbiting the pulsar PSR <text:tab/><text:tab/>J1719-1438 was discovered and may be a diamond planet </text:p>
      <text:p text:style-name="Standard"><text:tab/><text:tab/>&gt;&gt; opens the possibility of planets very different from those in our solar system</text:p>
      <text:p text:style-name="Standard">&gt; water worlds </text:p>
      <text:p text:style-name="Standard"><text:tab/>→ planets with a surface completely covered in ocean </text:p>
      <text:p text:style-name="Standard"><text:tab/>→ first candidate GJ 1214 b, discovered in 2009 </text:p>
      <text:p text:style-name="Standard"><text:tab/><text:tab/>&gt;&gt; small size, low density </text:p>
      <text:p text:style-name="Standard"><text:tab/><text:tab/>&gt;&gt; may have a thick gas atmosphere, could be a rocky planet beneath that</text:p>
      <text:p text:style-name="Standard"><text:tab/><text:tab/>&gt;&gt; composition unknown – could be a mini-Neptune or an ocean planet </text:p>
      <text:p text:style-name="Standard"><text:tab/><text:tab/>&gt;&gt; on such a planet there could be water as steam, plasma phases of water, ice VII <text:tab/><text:tab/><text:tab/>and other water forms </text:p>
      <text:p text:style-name="Standard"><text:tab/><text:tab/>&gt;&gt; spectroscopic studies of atmosphere show it is featureless – could be water or <text:tab/><text:tab/><text:tab/>clouds </text:p>
      <text:p text:style-name="Standard">&gt; planets of most interest are those in the habitable zone</text:p>
      <text:p text:style-name="Standard"><text:tab/>→ recall habitable zone, and its relation to star temperature – possibility of liquid water</text:p>
      <text:p text:style-name="Standard"><draw:frame draw:style-name="fr3" draw:name="graphics5" text:anchor-type="paragraph" svg:width="15.081cm" svg:height="5.629cm" draw:z-index="3"><draw:image xlink:href="Pictures/2000000700003AEA000023C402850F06.svm" xlink:type="simple" xlink:show="embed" xlink:actuate="onLoad"/></draw:frame><text:soft-page-break/>&gt; what are we looking for in the habitable zone? </text:p>
      <text:p text:style-name="Standard">&gt; rocky worlds </text:p>
      <text:p text:style-name="Standard"><text:tab/>→ planets made of rocks, terrestrial-type planets that could host liquid water on surface</text:p>
      <text:p text:style-name="Standard"><text:tab/>→ first of these – Gliese 876d, discovered in 2005 </text:p>
      <text:p text:style-name="Standard"><text:tab/><text:tab/>&gt;&gt; mass just over seven times size of the Earth and rocky (‘super-Earth’) </text:p>
      <text:p text:style-name="Standard"><text:tab/><text:tab/>&gt;&gt; 15 light years away </text:p>
      <text:p text:style-name="Standard"><text:tab/>→ another found – Gliese 581c discovered in 2007. </text:p>
      <text:p text:style-name="Standard"><text:tab/><text:tab/>&gt;&gt; nearer habitable zone, too close in to the start and tidal heating may keep the <text:tab/><text:tab/><text:tab/><text:tab/>planet molten; life unlikely</text:p>
      <text:p text:style-name="Standard"><text:tab/>→ these discoveries showed that we can detect terrestrial-type planets near the habitable <text:tab/><text:tab/>zone around a star</text:p>
      <text:p text:style-name="Standard"><text:tab/>→<text:span text:style-name="T2"> a third of planetary systems may have rocky planets in the habitable zone </text:span></text:p>
      <text:p text:style-name="Standard">&gt; Earth-like worlds </text:p>
      <text:p text:style-name="Standard"><text:tab/>→ recent discoveries of planets that really fit in the habitable zone </text:p>
      <text:p text:style-name="Standard"><text:tab/>→ Gliese 667Cc, discovered in 2012 </text:p>
      <text:p text:style-name="Standard"><text:tab/><text:tab/>&gt;&gt; mass just under 4 times that of the Earth </text:p>
      <text:p text:style-name="Standard"><text:tab/><text:tab/>&gt;&gt; description published in 2012 </text:p>
      <text:p text:style-name="Standard"><text:tab/><text:tab/>&gt;&gt; first planet to be found in the real habitable zone and it could have liquid water </text:p>
      <text:p text:style-name="Standard"><text:tab/><text:tab/>&gt;&gt; suggests that we may be close to finding Earth-like worlds around other stars</text:p>
      <text:p text:style-name="Standard">&gt; planets in binary star systems </text:p>
      <text:p text:style-name="Standard"><text:tab/>→ planets in systems with two stars </text:p>
      <text:p text:style-name="Standard"><text:tab/>→ Kepler 16b, discovered in 2011 </text:p>
      <text:p text:style-name="Standard"><text:tab/><text:tab/>&gt;&gt; gaseous, cold, outside habitable zone and the size of Saturn. </text:p>
      <text:p text:style-name="Standard"><text:tab/><text:tab/>&gt;&gt; first planet to orbit two stars; proof that planets can exist in stable orbits in <text:tab/><text:tab/><text:tab/><text:tab/>multiple star systems </text:p>
      <text:p text:style-name="Standard"><text:tab/><text:tab/>&gt;&gt; suggests that there may also be rocky planets in such systems</text:p>
      <text:p text:style-name="Standard">&gt; planets detected so far</text:p>
      <text:p text:style-name="Standard"><text:tab/>→ 786</text:p>
      <text:p text:style-name="Standard"><text:tab/>→ planetary mass is decreasing year by year – discovery methods are becoming more <text:tab/><text:tab/><text:tab/>sophisticated </text:p>
      <text:p text:style-name="Standard"><draw:frame draw:style-name="fr3" draw:name="graphics6" text:anchor-type="paragraph" svg:width="12.675cm" svg:height="9.633cm" draw:z-index="4"><draw:image xlink:href="Pictures/2000000700003183000025A0A9121BE1.svm" xlink:type="simple" xlink:show="embed" xlink:actuate="onLoad"/></draw:frame><text:soft-page-break/><text:span text:style-name="T1">What have we learned? </text:span></text:p>
      <text:p text:style-name="P2">&gt; there is a zoo of planetary types out there </text:p>
      <text:p text:style-name="P2">&gt; most of them don’t support life; many of them are very different from planets that we know in our <text:tab/>own Solar System </text:p>
      <text:p text:style-name="P2">&gt; as methods improve, so smaller rocky planets are discovered in the habitable zone </text:p>
      <text:p text:style-name="P2">&gt; a third of planetary systems may have rocky planets in the habitable zone </text:p>
      <text:p text:style-name="P2">&gt; rocky planets can orbit a variety of different stars, including multiple star systems </text:p>
      <text:p text:style-name="P2"/>
      <text:p text:style-name="Standard"><text:span text:style-name="T4">Week 4, module 8: Searching for Life on Extrasolar Planets</text:span></text:p>
      <text:p text:style-name="P3"/>
      <text:p text:style-name="P3">8.1 Biosignatures of Life in Exoplanet Atmospheres</text:p>
      <text:p text:style-name="Standard">&gt; if we find a rocky planet orbiting a start like the Sun, how might we go about searching for life on <text:tab/>that planet? </text:p>
      <text:p text:style-name="Standard"><text:tab/>→ the basic approach is to look for biosignatures – substances that provide evidence of past <text:tab/><text:tab/>or present life</text:p>
      <text:p text:style-name="Standard"><text:tab/><text:tab/><text:a xlink:type="simple" xlink:href="http://en.wikipedia.org/wiki/Biosignature">http://en.wikipedia.org/wiki/Biosignature</text:a></text:p>
      <text:p text:style-name="Standard">&gt; detecting life beyond the Solar System </text:p>
      <text:p text:style-name="Standard"><text:tab/>→ life is most likely to be based on carbon and liquid water </text:p>
      <text:p text:style-name="Standard"><text:tab/>→ what signs of life could we seek in exoplanetary atmospheres? </text:p>
      <text:p text:style-name="Standard"><text:tab/>→ an increasing number of extrasolar planets discovered each year &amp; some of them could <text:tab/><text:tab/>sustain life (e.g., the rocky exoplanets in the habitable zone)</text:p>
      <text:p text:style-name="Standard"><text:tab/>→ the universe consists of countless galaxies in a 'cosmic web'</text:p>
      <text:p text:style-name="Standard">&gt; using the Earth as an example </text:p>
      <text:p text:style-name="Standard"><text:tab/>→ coexistence of <text:span text:style-name="T5">oxygen</text:span> (02) and <text:span text:style-name="T5">methane</text:span> (CH4) in a non-equilibrium state </text:p>
      <text:p text:style-name="Standard"><text:tab/><text:tab/>&gt;&gt; both produced by biological activity</text:p>
      <text:p text:style-name="Standard"><text:tab/><text:tab/>&gt;&gt; normally, we'd expect the oxygen to consume the methane, so an equilibrium <text:tab/><text:tab/><text:tab/><text:tab/>different from that we'd expect from normal chemical processes could be a <text:tab/><text:tab/><text:tab/>sign of life</text:p>
      <text:p text:style-name="Standard"><text:tab/>→ how has life influenced the terrestrial atmosphere? <text:s/>– tending toward disequilibrium</text:p>
      <text:p text:style-name="Standard"><text:tab/>→ photosynthesis and biogenic CH4 production </text:p>
      <text:p text:style-name="Standard"><text:tab/>→ collectively taken to constitute key biosignatures of life in oxic habitats </text:p>
      <text:p text:style-name="Standard"><text:tab/>→ ozone (O3) used as a proxy of O2 </text:p>
      <text:p text:style-name="Standard"><text:tab/><text:tab/>&gt;&gt; strong signature in the light given off by a planet</text:p>
      <text:p text:style-name="Standard"><text:soft-page-break/><text:tab/>→ in addition to analyzing gases, we may be able to use direct detection of biological <text:tab/><text:tab/><text:tab/>activity – e.g., vegetation is directly detectable because it reflects infrared light</text:p>
      <text:p text:style-name="Standard">&gt; oxygen is not always biogenic – careful analysis of biosignatures is needed</text:p>
      <text:p text:style-name="Standard"><text:tab/>→ could also occur due to non-biological processes (e.g., photochemistry) </text:p>
      <text:p text:style-name="Standard"><text:tab/>→ photolysis of CO2 induced by UV radiation </text:p>
      <text:p text:style-name="Standard"><text:tab/>→ e.g., atmosphere of Mars contains 0.13% <text:s/>O2 – caused by CO2 reacting with sunlight</text:p>
      <text:p text:style-name="Standard"><text:tab/>→ however, you're not going to get very high O2 concentrations from non-biological <text:tab/><text:tab/><text:tab/>processes, particularly on a planet with liquid water</text:p>
      <text:p text:style-name="Standard"><text:tab/><text:tab/>&gt;&gt; e.g., Earth's 22% is a sign of life</text:p>
      <text:p text:style-name="Standard">&gt; how about anoxic atmospheres? </text:p>
      <text:p text:style-name="Standard"><text:tab/>→ no photosynthesis (remember early Earth – low concentration of oxygen, but there was <text:tab/><text:tab/>life on the planet even then) </text:p>
      <text:p text:style-name="Standard"><draw:frame draw:style-name="fr2" draw:name="graphics7" text:anchor-type="paragraph" svg:x="2.482cm" svg:y="0.201cm" svg:width="8.334cm" svg:height="6.167cm" draw:z-index="5"><draw:image xlink:href="Pictures/200000070000208F0000181638E4B65A.svm" xlink:type="simple" xlink:show="embed" xlink:actuate="onLoad"/></draw:frame><text:tab/>→ we could look for methane, but the presence of methane (CH4) alone is difficult to <text:tab/><text:tab/><text:tab/>interpret – could be abiotic in origin, so not definitive </text:p>
      <text:p text:style-name="Standard"><text:tab/>→ possibility of atmospheres close to chemical equilibrium </text:p>
      <text:p text:style-name="Standard"><text:tab/>→ ethane (C2H6), nitrous oxide (N2O) and organic sulfur (S) gases could work as <text:tab/><text:tab/><text:tab/>biosignatures in anoxic atmospheres </text:p>
      <text:p text:style-name="Standard"><text:tab/><text:tab/>&gt;&gt; we know little about how these might be used as biosignatures on planets with <text:tab/><text:tab/><text:tab/>different compositions from Earth </text:p>
      <text:p text:style-name="Standard">&gt; Putting the data into context </text:p>
      <text:p text:style-name="Standard"><text:tab/>→ biosignatures are not proof of life in their own right </text:p>
      <text:p text:style-name="Standard"><text:tab/>→ more confidence if… </text:p>
      <text:p text:style-name="Standard"><text:tab/><text:tab/>&gt;&gt; there is evidence for water vapour (liquid water) </text:p>
      <text:p text:style-name="Standard"><text:tab/><text:tab/>&gt;&gt; the temperature is within the range expected for complex C compounds </text:p>
      <text:p text:style-name="Standard"><text:tab/><text:tab/>&gt;&gt; there are also other gases there required for metabolic processes – e.g., carbon <text:tab/><text:tab/><text:tab/>dioxide (CO2) is also present (required for photosynthesis) </text:p>
      <text:p text:style-name="Standard"><text:tab/>→ so what we're really looking for are gases associated with biosignatures IN ADDITION <text:tab/><text:tab/>to the other criteria of habitability we've discussed before</text:p>
      <text:p text:style-name="Standard">&gt; absence of evidence – evidence of absence? </text:p>
      <text:p text:style-name="Standard"><text:tab/>→ What if no atmospheric signs of life were detected on a habitable planet orbiting a star? <text:s/><text:tab/><text:tab/>Would this mean that life is not present? How to interpret? </text:p>
      <text:p text:style-name="Standard"><text:tab/>→ other possibilities: </text:p>
      <text:p text:style-name="Standard"><text:tab/><text:tab/>&gt;&gt; there are biosignatures there but we can’t see them – not enough or can't detect it</text:p>
      <text:p text:style-name="Standard"><text:tab/><text:tab/>&gt;&gt; we’re looking for the wrong thing </text:p>
      <text:p text:style-name="Standard"><text:tab/><text:tab/>&gt;&gt; it resides in the subsurface – not producing enough gases, or changing the surface <text:tab/><text:tab/><text:tab/>discernibly</text:p>
      <text:p text:style-name="Standard"><text:tab/><text:tab/>&gt;&gt; the planet is habitable, yet uninhabited </text:p>
      <text:p text:style-name="P2">What have we learned? </text:p>
      <text:p text:style-name="P2">&gt; the Earth’s atmospheric composition is dependent on biologically mediated processes (e.g. <text:soft-page-break/><text:tab/>photosynthesis) </text:p>
      <text:p text:style-name="P2">&gt; ‘biosignatures’ provide a tool to remotely detect these processes in other planetary environments, <text:tab/>including extrasolar atmospheres </text:p>
      <text:p text:style-name="P2">&gt; important biosignatures include the infrared reflectance signal of vegetation, gases in a non-<text:tab/>equilibrium state (e.g. O2 /O3 and CH4), and organic S compounds </text:p>
      <text:p text:style-name="P2">&gt; due to interference from abiotic factors, biosignatures should be interpreted with caution, ideally <text:tab/>in combination with other data about the planet surface (to check for non-bio sources) and <text:tab/>the planet's habitability – the availability of liquid water, a suitable temperature regime and <text:tab/>CO2 must also be considered </text:p>
      <text:p text:style-name="P2">&gt; even if we detect no signs of biological processes in a given atmosphere, life may still be present </text:p>
      <text:p text:style-name="P2"/>
      <text:p text:style-name="P2"/>
      <text:p text:style-name="P3">8.2 How to look for biosignatures</text:p>
      <text:p text:style-name="Standard">&gt; remote sensing of biosignatures </text:p>
      <text:p text:style-name="Standard"><text:tab/>→ most likely signs of life are certain atmospheric gases – e.g. oxygen (detected as ozone), <text:tab/><text:tab/>methane, sulfur compounds </text:p>
      <text:p text:style-name="Standard"><text:tab/>→ how to detect them on/in potentially habitable planets? </text:p>
      <text:p text:style-name="Standard"><text:tab/><text:tab/>&gt;&gt; when light is absorbed by a gas &amp; subsequently transmitted, it produces a <text:tab/><text:tab/><text:tab/><text:tab/>distinctive spectrum</text:p>
      <text:p text:style-name="Standard"><draw:frame draw:style-name="fr3" draw:name="graphics8" text:anchor-type="paragraph" svg:width="15.533cm" svg:height="6.535cm" draw:z-index="6"><draw:image xlink:href="Pictures/2000000700003CAC00001988F93A0D1A.svm" xlink:type="simple" xlink:show="embed" xlink:actuate="onLoad"/></draw:frame>&gt; spectra of entire atmospheres </text:p>
      <text:p text:style-name="Standard"><text:tab/>→ radiation absorbed (transmitted) differentially across a range of wavelengths </text:p>
      <text:p text:style-name="Standard"><text:tab/>→ the result is a spectrum </text:p>
      <text:p text:style-name="Standard"><text:tab/><text:tab/>&gt;&gt; detectable across great spatial distances </text:p>
      <text:p text:style-name="Standard"><text:tab/><text:tab/>&gt;&gt; used to infer presence of different atmospheric constituents </text:p>
      <text:p text:style-name="Standard"><text:tab/>→ absorption 'troughs' caused by substances in the star – we can look for similar 'dips' in a <text:tab/><text:tab/>planetary atmosphere</text:p>
      <text:p text:style-name="Standard"><draw:frame draw:style-name="fr4" draw:name="graphics9" text:anchor-type="paragraph" svg:width="17cm" svg:height="4.771cm" draw:z-index="7"><draw:image xlink:href="Pictures/2000000700004364000012EBA39F42AF.svm" xlink:type="simple" xlink:show="embed" xlink:actuate="onLoad"/></draw:frame>&gt; needles in a stellar haystack </text:p>
      <text:p text:style-name="Standard"><text:tab/>→ these planetary spectra are difficult to detect – far away &amp; close to bright stars; hard to <text:tab/><text:tab/>get just the planet's radiation to examine it for biosignatures</text:p>
      <text:p text:style-name="Standard"><text:soft-page-break/><text:tab/>→ spectral signals often hard to separate from noise </text:p>
      <text:p text:style-name="Standard"><text:tab/><text:tab/>&gt;&gt; Exoplanets are far away and often close to very bright stars </text:p>
      <text:p text:style-name="Standard"><text:tab/>→ must be careful to capture the planet’s radiation only </text:p>
      <text:p text:style-name="Standard"><text:tab/><text:tab/>&gt;&gt; direct measurements usually only possible for large and bright objects </text:p>
      <text:p text:style-name="Standard"><text:tab/><text:tab/>&gt;&gt; signals of transiting planets can be separated from “background” radiation </text:p>
      <text:p text:style-name="Standard"><draw:frame draw:style-name="fr2" draw:name="graphics10" text:anchor-type="paragraph" svg:x="0.695cm" svg:y="0.046cm" svg:width="8.678cm" svg:height="6.138cm" draw:z-index="8"><draw:image xlink:href="Pictures/20000007000021E7000017FB268D0096.svm" xlink:type="simple" xlink:show="embed" xlink:actuate="onLoad"/></draw:frame><text:tab/>→ can measure the spectrum when the planet has rotated behind the star, so that you have a <text:tab/><text:tab/>baseline spectrum for the star alone</text:p>
      <text:p text:style-name="Standard"><text:tab/><text:tab/>&gt;&gt; blocking the light from the star in a telescope</text:p>
      <text:p text:style-name="Standard"><text:tab/><text:tab/>&gt;&gt; increasingly sophisticated methods being developed</text:p>
      <text:p text:style-name="Standard"/>
      <text:p text:style-name="Standard">&gt; interpreting spectral features </text:p>
      <text:p text:style-name="Standard"><text:tab/>→ the key is in the presence and intensity of specific bands </text:p>
      <text:p text:style-name="Standard"><text:tab/>→ band intensity may also vary over time (e.g. seasonally) </text:p>
      <text:p text:style-name="Standard"><text:tab/>→ below is Earth's infrared spectrum – dips caused by particular gases (water vapor, 02, <text:tab/><text:tab/>CO2) absorbing radiation</text:p>
      <text:p text:style-name="Standard"><text:tab/><text:tab/>&gt;&gt; this is a greater level of detail than we can currently achieve for extrasolar planets</text:p>
      <text:p text:style-name="Standard"><draw:frame draw:style-name="fr3" draw:name="graphics11" text:anchor-type="paragraph" svg:width="15.348cm" svg:height="7.886cm" draw:z-index="9"><draw:image xlink:href="Pictures/2000000700003BF300001ECEFC9D1097.svm" xlink:type="simple" xlink:show="embed" xlink:actuate="onLoad"/></draw:frame>&gt; should certain biosignatures be prioritised? </text:p>
      <text:p text:style-name="Standard"><text:tab/>→ deciding which biosignatures are important can be difficult and case specific </text:p>
      <text:p text:style-name="Standard"><text:tab/>→ one possible way to prioritize analyses (if looking for aerobic life)… </text:p>
      <text:p text:style-name="Standard"><text:tab/><text:tab/>1. O2 (or O3) – the most reliable biosignature currently known</text:p>
      <text:p text:style-name="Standard"><text:tab/><text:tab/>2. water – whilst not strictly a biosignature, it is essential </text:p>
      <text:p text:style-name="Standard"><text:tab/><text:tab/>3. CO2 – enables photosynthesis; not a biosignature, but suggests presence of a gas <text:tab/><text:tab/><text:tab/>used for metabolic processes</text:p>
      <text:p text:style-name="Standard"><text:soft-page-break/><text:tab/><text:tab/>4. CH4 – also a sign of life, but less conclusive (i.e., may be produced by non-bio <text:tab/><text:tab/><text:tab/>processes)</text:p>
      <text:p text:style-name="Standard"><text:tab/><text:tab/>5.‘Anoxic’ biosignature gases (e.g. organic S) </text:p>
      <text:p text:style-name="Standard"><text:tab/>→ interpretation also assisted by comparison with atmospheric models and other types of <text:tab/><text:tab/>measurements (e.g. planet size, temperature and reflectivity, ‘red edge’ signal <text:tab/><text:tab/><text:tab/>indicating the presence of vegetation) </text:p>
      <text:p text:style-name="P2">What have we learned? </text:p>
      <text:p text:style-name="P2">&gt; biosignature gases are detected by using telescopes on land and/or in space to measure the <text:tab/>electromagnetic (e.g. infrared) spectra of planetary atmospheres </text:p>
      <text:p text:style-name="P2">&gt; separating atmospheric spectra from stellar background radiation is a major challenge, <text:tab/>particularly for small and Earth-like planets </text:p>
      <text:p text:style-name="P2">&gt; transiting planets passing in front of their host stars (as seen from Earth) are useful to life <text:tab/>detection because their spectra are relatively easy to study </text:p>
      <text:p text:style-name="P2">&gt; spectra provide information about both the presence and abundance of different biosignatures (in <text:tab/>addition to water content and other information) </text:p>
      <text:p text:style-name="P2">&gt; interpreting spectral data is highly complicated and requires an understanding of several factors </text:p>
      <text:p text:style-name="P2"/>
      <text:p text:style-name="P3">8.3 Missions to search for biosignatures </text:p>
      <text:p text:style-name="Standard">&gt; exoplanet research is accelerating </text:p>
      <text:p text:style-name="Standard"><text:tab/>→ there are a total of 2321 exoplanet candidates (as of February 27th 2012) </text:p>
      <text:p text:style-name="Standard"><draw:frame draw:style-name="fr3" draw:name="graphics12" text:anchor-type="paragraph" svg:width="11.696cm" svg:height="8.043cm" draw:z-index="10"><draw:image xlink:href="Pictures/2000000700002DB000001F6C88813975.svm" xlink:type="simple" xlink:show="embed" xlink:actuate="onLoad"/></draw:frame>&gt; Hubble Space Telescope (NASA/ESA) </text:p>
      <text:p text:style-name="Standard"><text:tab/>→ first analysis of an extrasolar atmosphere (2001) </text:p>
      <text:p text:style-name="Standard"><text:tab/><text:tab/>&gt;&gt; sodium (Na) found in the atmosphere of a ‘hot Jupiter’; first definitive <text:tab/><text:tab/><text:tab/><text:tab/>identification of an element in an exoplanetary atmosphere</text:p>
      <text:p text:style-name="Standard"><text:tab/>→ first evidence for extrasolar organics (2007) </text:p>
      <text:p text:style-name="Standard"><text:tab/><text:tab/>&gt;&gt; methane (CH4) </text:p>
      <text:p text:style-name="Standard"><text:tab/><text:tab/>&gt;&gt; carbon dioxide (CO2) </text:p>
      <text:p text:style-name="Standard"><text:tab/>→ water vapour detected in 2007 </text:p>
      <text:p text:style-name="Standard"><text:tab/><text:tab/>&gt;&gt; assisted by Spitzer Space Telescope </text:p>
      <text:p text:style-name="Standard">&gt; Spitzer Space Telescope (NASA, ESA, and Caltech) </text:p>
      <text:p text:style-name="Standard"><text:tab/>→ launched in 2003; one of its objectives is to obtain IR spectra of exoplanets </text:p>
      <text:p text:style-name="Standard"><text:tab/>→ several discoveries in addition to water and CO2 </text:p>
      <text:p text:style-name="Standard"><text:tab/>→ examples: </text:p>
      <text:p text:style-name="Standard"><text:tab/><text:tab/>&gt;&gt; atmospheres with dense cloud cover (containing silicate dust) </text:p>
      <text:p text:style-name="Standard"><text:tab/><text:tab/>&gt;&gt; prebiotic molecules in a young star system – building blocks of life such as <text:tab/><text:tab/><text:tab/><text:tab/>acetylene and hydrogen cyanide</text:p>
      <text:p text:style-name="Standard"><draw:frame draw:style-name="fr3" draw:name="graphics13" text:anchor-type="paragraph" svg:width="9.527cm" svg:height="7.251cm" draw:z-index="11"><draw:image xlink:href="Pictures/200000070000253600001C539841BFA4.svm" xlink:type="simple" xlink:show="embed" xlink:actuate="onLoad"/></draw:frame><text:soft-page-break/>&gt; COROT (CNES/ESA and others) </text:p>
      <text:p text:style-name="Standard"><text:tab/>→ launched in 2006 </text:p>
      <text:p text:style-name="Standard"><text:tab/>→ not searching for biosignatures explicitly, but is the first space telescope dedicated to <text:tab/><text:tab/><text:tab/>discovering extrasolar planets (via transit surveys) <text:s/>– quite successful so far; has <text:tab/><text:tab/><text:tab/>found small planets</text:p>
      <text:p text:style-name="Standard"><text:tab/>→ additionally, physical measurements enabling improved assessments of habitability </text:p>
      <text:p text:style-name="Standard">&gt; KEPLER (NASA) – most successful mission of recent years</text:p>
      <text:p text:style-name="Standard"><text:tab/>→ Space telescope launched in 2009 </text:p>
      <text:p text:style-name="Standard"><text:tab/><text:tab/>&gt;&gt; focus on small, Earth-like planets </text:p>
      <text:p text:style-name="Standard"><text:tab/><text:tab/>&gt;&gt; identified &gt;50 planets residing within the habitable zone (possibility of liquid <text:tab/><text:tab/><text:tab/>H2O) </text:p>
      <text:p text:style-name="Standard"><text:tab/>→ 2011: it found the first two Earth-sized exoplanets orbiting a star similar to our sun </text:p>
      <text:p text:style-name="Standard"><text:tab/><text:tab/>&gt;&gt; probably too close to their sun to have life – but are nonetheless terrestrial type <text:tab/><text:tab/><text:tab/>planets</text:p>
      <text:p text:style-name="Standard">&gt; Examples of future space-based missions </text:p>
      <text:p text:style-name="Standard"><text:tab/>→ Gaia </text:p>
      <text:p text:style-name="Standard"><text:tab/><text:tab/>&gt;&gt; ESA (expected to launch in 2013) </text:p>
      <text:p text:style-name="Standard"><text:tab/><text:tab/>&gt;&gt; capable of detecting tens of thousands of extrasolar planetary systems </text:p>
      <text:p text:style-name="Standard"><text:tab/>→ James Webb Space Telescope </text:p>
      <text:p text:style-name="Standard"><text:tab/><text:tab/>&gt;&gt; NASA, ESA and CSA (~2018) </text:p>
      <text:p text:style-name="Standard"><text:tab/><text:tab/>&gt;&gt; next-generation infrared analyses, allowing atmosphere examination</text:p>
      <text:p text:style-name="Standard"><text:tab/>→ EChO </text:p>
      <text:p text:style-name="Standard"><text:tab/><text:tab/>&gt;&gt; ESA (~2020) </text:p>
      <text:p text:style-name="Standard"><text:tab/><text:tab/>&gt;&gt; characterisation of atmospheres on plaents within the habitable zones of their <text:tab/><text:tab/><text:tab/>stars</text:p>
      <text:p text:style-name="Standard">&gt; future land-based missions </text:p>
      <text:p text:style-name="Standard"><text:tab/>→ missions based on the surface of the Earth that would look for extrasolar planets</text:p>
      <text:p text:style-name="Standard"><text:tab/>→ extremely large telescopes (ELTs) – will have the capacity to look at exoplanets and <text:tab/><text:tab/><text:tab/>perhaps image them directly (i.e., look directly at the light given off by those planets)</text:p>
      <text:p text:style-name="Standard"><text:tab/><text:tab/>&gt;&gt; three projects funded to date </text:p>
      <text:p text:style-name="Standard"><text:tab/><text:tab/>&gt;&gt; expected completion 2018 – 2022 </text:p>
      <text:p text:style-name="Standard"><text:tab/><text:tab/>&gt;&gt; may enable direct imaging of Earth-like exoplanets </text:p>
      <text:p text:style-name="Standard"/>
      <text:p text:style-name="P2">What have we learned? </text:p>
      <text:p text:style-name="P2">The first analysis of an exoplanetary atmosphere was performed in 2001 (Hubble Space Telescope) </text:p>
      <text:p text:style-name="P2">Since then, several exoplanet missions have been launched (e.g. Spitzer, COROT and KEPLER) </text:p>
      <text:p text:style-name="P2"><text:soft-page-break/>We have already found ’<text:span text:style-name="T5">prebioti</text:span>c’ molecules and organic compounds within certain exoplanetary environments, but these systems are considered uninhabitable </text:p>
      <text:p text:style-name="P2">Since the launch of KEPLER in 2009, the known number of planets within the circumstellar habitable zone has increased to &gt;50 </text:p>
      <text:p text:style-name="P2">Several new initiatives for exoplanet research are scheduled for the next decade, with an increasing focus on life detection mission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Franklin Gothic Medium" svg:font-family="'Franklin Gothic Medium', 'Franklin Gothic Medium'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6:02:44.59</meta:creation-date>
    <meta:generator>OpenOffice.org/3.4$Win32 OpenOffice.org_project/340m1$Build-9590</meta:generator>
    <dc:date>2013-02-19T12:44:31.40</dc:date>
    <meta:editing-duration>PT4H32M46S</meta:editing-duration>
    <meta:editing-cycles>131</meta:editing-cycles>
    <meta:document-statistic meta:table-count="0" meta:image-count="15" meta:object-count="0" meta:page-count="12" meta:paragraph-count="250" meta:word-count="3044" meta:character-count="18550"/>
  </office:meta>
</office:document-meta>
</file>